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1-title">
      <style:graphic-properties fo:min-height="1.998cm" loext:decorative="false"/>
      <style:paragraph-properties style:writing-mode="lr-tb"/>
    </style:style>
    <style:style style:name="pr5" style:family="presentation" style:parent-style-name="Midnightblue1-outline1">
      <style:graphic-properties fo:min-height="4.126cm" loext:decorative="false"/>
      <style:paragraph-properties style:writing-mode="lr-tb"/>
    </style:style>
    <style:style style:name="pr6" style:family="presentation" style:parent-style-name="Midnightblue1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Midnightblue-title">
      <style:graphic-properties fo:min-height="2.413cm" loext:decorative="false"/>
      <style:paragraph-properties style:writing-mode="lr-tb"/>
    </style:style>
    <style:style style:name="pr8" style:family="presentation" style:parent-style-name="Midnightblue-outline1">
      <style:graphic-properties fo:min-height="13.75cm" loext:decorative="false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10" style:family="presentation" style:parent-style-name="Midnightblue-title">
      <style:graphic-properties fo:min-height="1.998cm" loext:decorative="false"/>
      <style:paragraph-properties style:writing-mode="lr-tb"/>
    </style:style>
    <style:style style:name="pr11" style:family="presentation" style:parent-style-name="Midnightblue-outline1">
      <style:graphic-properties fo:min-height="10.501cm" loext:decorative="false"/>
      <style:paragraph-properties style:writing-mode="lr-tb"/>
    </style:style>
    <style:style style:name="pr12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13" style:family="presentation" style:parent-style-name="Midnightblue2-title">
      <style:graphic-properties fo:min-height="5.75cm" loext:decorative="false"/>
      <style:paragraph-properties style:writing-mode="lr-tb"/>
    </style:style>
    <style:style style:name="pr14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line-height="150%" fo:text-align="center" style:text-autospace="ideograph-alpha" style:punctuation-wrap="hanging" loext:tab-stop-distance="0cm">
        <style:tab-stops/>
      </style:paragraph-properties>
    </style:style>
    <style:style style:name="P3" style:family="paragraph">
      <style:paragraph-properties fo:text-align="start" style:text-autospace="ideograph-alpha" style:punctuation-wrap="hanging" loext:tab-stop-distance="0cm">
        <style:tab-stops/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Projet 4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Identifiez les causes d'attrition au sein d'une ESN 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1" presentation:presentation-page-layout-name="AL2T1">
        <office:forms form:automatic-focus="false" form:apply-design-mode="false"/>
        <draw:frame presentation:style-name="pr4" draw:layer="layout" svg:width="26cm" svg:height="1.997cm" svg:x="1cm" svg:y="7.875cm" presentation:class="title" presentation:user-transformed="true">
          <draw:text-box>
            <text:p>Exploration des données</text:p>
          </draw:text-box>
        </draw:frame>
        <draw:frame presentation:style-name="pr5" draw:layer="layout" svg:width="26cm" svg:height="4.125cm" svg:x="1cm" svg:y="10.87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cm" svg:x="1cm" svg:y="0.627cm" presentation:class="title" presentation:user-transformed="true">
          <draw:text-box>
            <text:p text:style-name="P2">Exploration des donnée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3 fichiers csv à regrouper selon un id</text:p>
              </text:list-item>
              <text:list-item>
                <text:p>Des colonnes inutiles car ayant une seule valeur</text:p>
              </text:list-item>
              <text:list-item>
                <text:p>Transformation de certaines valeurs, par exemple ‘oui’/’non’ =&gt; 0/1</text:p>
              </text:list-item>
              <text:list-item>
                <text:p>Des chaînes de caractères à transformer en nombre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997cm" svg:x="1cm" svg:y="0.627cm" presentation:class="title">
          <draw:text-box>
            <text:p text:style-name="P2">Exploration des données</text:p>
          </draw:text-box>
        </draw:frame>
        <draw:frame presentation:style-name="pr11" draw:layer="layout" svg:width="26cm" svg:height="10.5cm" svg:x="1cm" svg:y="4.125cm" presentation:class="outline">
          <draw:text-box>
            <text:list text:style-name="L2">
              <text:list-item>
                <text:p>On constate que la target est déséquilibrée, on a bien plus de personnes qui restent que de personnes qui partent</text:p>
              </text:list-item>
              <text:list-item>
                <text:p>Cela pose problème car prédire tout le temps qu’une personne reste donnerait un modèle qui se trompe que très rarement et semblerait plutôt b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997cm" svg:x="1cm" svg:y="0.627cm" presentation:class="title">
          <draw:text-box>
            <text:p>Stratégie pour lutter contre le déséquilibre</text:p>
          </draw:text-box>
        </draw:frame>
        <draw:frame presentation:style-name="pr11" draw:layer="layout" svg:width="26cm" svg:height="10.5cm" svg:x="1cm" svg:y="4.125cm" presentation:class="outline">
          <draw:text-box>
            <text:list text:style-name="L2">
              <text:list-header>
                <text:p>Deux méthode pour nos modèles : </text:p>
              </text:list-header>
              <text:list-item>
                <text:p>SMOTE pour créer artificiellement de nouvelles données à partir de celles déjà existante</text:p>
              </text:list-item>
              <text:list-item>
                <text:p>Donner plus de poids aux gens qui partent (avec class_weight = ‘balanced’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997cm" svg:x="1cm" svg:y="0.627cm" presentation:class="title">
          <draw:text-box>
            <text:p text:style-name="P3">Stratégie pour lutter contre le déséquilibre</text:p>
          </draw:text-box>
        </draw:frame>
        <draw:frame presentation:style-name="pr11" draw:layer="layout" svg:width="26cm" svg:height="10.5cm" svg:x="1cm" svg:y="4.125cm" presentation:class="outline">
          <draw:text-box>
            <text:list text:style-name="L2">
              <text:list-item>
                <text:p>On utilise la cross-validation stratifié afin de conserver dans chaque fold la proportion de gens qui restent / gens qui part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997cm" svg:x="1cm" svg:y="0.627cm" presentation:class="title" presentation:user-transformed="true">
          <draw:text-box>
            <text:p>Feature engineering</text:p>
          </draw:text-box>
        </draw:frame>
        <draw:frame presentation:style-name="pr11" draw:layer="layout" svg:width="26cm" svg:height="10.5cm" svg:x="1cm" svg:y="4.125cm" presentation:class="outline">
          <draw:text-box>
            <text:list text:style-name="L2">
              <text:list-item>
                <text:p>Plusieurs ratio : la fréquence à laquelle une personne change d’entreprise, la fréquence des promotions ou encore de changement de poste</text:p>
              </text:list-item>
              <text:list-item>
                <text:p>On aide le modèle en créant des features booléenes, est-ce que la personne habite loin ? Est-ce qu’elle a un nouveau responsable 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16:47:16.260433181</meta:creation-date>
    <meta:editing-duration>PT2H1M16S</meta:editing-duration>
    <meta:editing-cycles>7</meta:editing-cycles>
    <meta:generator>LibreOffice/24.2.7.2$Linux_X86_64 LibreOffice_project/420$Build-2</meta:generator>
    <dc:title>Midnightblue</dc:title>
    <dc:date>2026-01-21T12:22:07.274986037</dc:date>
    <meta:document-statistic meta:object-count="81"/>
  </office:meta>
</office:document-meta>
</file>